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Georgia1" svg:font-family="Georgi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342cm" fo:min-width="2.35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65cm" fo:min-width="1.90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 draw:fill-color="#ffffff"/>
      <style:text-properties style:font-name="Georgia" fo:font-size="96pt" style:font-size-asian="96pt" style:font-size-complex="96pt"/>
    </style:style>
    <style:style style:name="P2" style:family="paragraph">
      <style:text-properties fo:font-size="76pt" style:font-size-asian="18pt" style:font-size-complex="18pt"/>
    </style:style>
    <style:style style:name="P3" style:family="paragraph">
      <loext:graphic-properties draw:fill="none" draw:fill-color="#ffffff"/>
      <style:text-properties style:font-name="Georgia1" fo:font-size="76pt" style:font-size-asian="18pt" style:font-size-complex="18pt"/>
    </style:style>
    <style:style style:name="P4" style:family="paragraph">
      <loext:graphic-properties draw:fill="none" draw:fill-color="#ffffff"/>
    </style:style>
    <style:style style:name="T1" style:family="text">
      <style:text-properties style:font-name="Georgia" fo:font-size="96pt" style:font-size-asian="96pt" style:font-size-complex="96pt"/>
    </style:style>
    <style:style style:name="T2" style:family="text">
      <style:text-properties style:font-name="Georgia1" fo:font-size="7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853cm" svg:height="4.592cm" svg:x="0.05cm" svg:y="-0.596cm">
          <draw:text-box>
            <text:p><text:span text:style-name="T1">L</text:span></text:p>
          </draw:text-box>
        </draw:frame>
        <draw:frame draw:style-name="gr2" draw:text-style-name="P3" draw:layer="layout" svg:width="2.403cm" svg:height="3.515cm" svg:x="0.57cm" svg:y="0.03cm">
          <draw:text-box>
            <text:p text:style-name="P2"><text:span text:style-name="T2">✓</text:span></text:p>
          </draw:text-box>
        </draw:frame>
        <draw:frame draw:style-name="gr3" draw:text-style-name="P4" draw:layer="layout" svg:width="0.502cm" svg:height="0.962cm" svg:x="3.556cm" svg:y="0.508cm">
          <draw:text-box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Georgia1" svg:font-family="Georgi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cm" fo:page-height="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ristian Siefkes</meta:initial-creator>
    <meta:creation-date>2019-06-20T19:44:30.346176650</meta:creation-date>
    <dc:date>2019-06-21T15:39:11.833116297</dc:date>
    <dc:creator>Christian Siefkes</dc:creator>
    <meta:editing-duration>PT11M23S</meta:editing-duration>
    <meta:editing-cycles>3</meta:editing-cycles>
    <meta:generator>LibreOffice/6.0.7.3$Linux_X86_64 LibreOffice_project/00m0$Build-3</meta:generator>
    <meta:document-statistic meta:object-count="3"/>
  </office:meta>
</office:document-meta>
</file>